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0.47cm" table:align="left"/>
    </style:style>
    <style:style style:name="Tableau1.A" style:family="table-column">
      <style:table-column-properties style:column-width="10.47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2.118cm" table:align="left"/>
    </style:style>
    <style:style style:name="Tableau2.A" style:family="table-column">
      <style:table-column-properties style:column-width="12.118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Header">
      <style:paragraph-properties fo:text-align="center" style:justify-single-word="false"/>
      <style:text-properties officeooo:rsid="0007b84e" officeooo:paragraph-rsid="0007b84e"/>
    </style:style>
    <style:style style:name="P2" style:family="paragraph" style:parent-style-name="Footer">
      <style:paragraph-properties fo:text-align="end" style:justify-single-word="false"/>
      <style:text-properties officeooo:rsid="0007b84e" officeooo:paragraph-rsid="0007b84e"/>
    </style:style>
    <style:style style:name="P3" style:family="paragraph" style:parent-style-name="Standard">
      <style:text-properties fo:language="fr" fo:country="FR" officeooo:rsid="00062623" officeooo:paragraph-rsid="00062623"/>
    </style:style>
    <style:style style:name="P4" style:family="paragraph" style:parent-style-name="Standard">
      <style:text-properties fo:language="fr" fo:country="FR" officeooo:rsid="00062623" officeooo:paragraph-rsid="0007b84e"/>
    </style:style>
    <style:style style:name="P5" style:family="paragraph" style:parent-style-name="Standard">
      <style:paragraph-properties fo:text-align="center" style:justify-single-word="false"/>
      <style:text-properties fo:font-size="32pt" fo:language="fr" fo:country="FR" style:text-underline-style="solid" style:text-underline-width="auto" style:text-underline-color="font-color" fo:font-weight="bold" officeooo:rsid="00062623" officeooo:paragraph-rsid="00062623" style:font-size-asian="32pt" style:font-weight-asian="bold" style:font-size-complex="32pt" style:font-weight-complex="bold"/>
    </style:style>
    <style:style style:name="P6" style:family="paragraph" style:parent-style-name="Standard">
      <style:text-properties fo:language="fr" fo:country="FR" officeooo:rsid="00062623" officeooo:paragraph-rsid="000a1842"/>
    </style:style>
    <style:style style:name="P7" style:family="paragraph" style:parent-style-name="Standard">
      <style:paragraph-properties fo:break-before="page"/>
      <style:text-properties fo:language="fr" fo:country="FR" officeooo:rsid="00062623" officeooo:paragraph-rsid="000a1842"/>
    </style:style>
    <style:style style:name="T1" style:family="text">
      <style:text-properties officeooo:rsid="00060041"/>
    </style:style>
    <style:style style:name="T2" style:family="text">
      <style:text-properties officeooo:rsid="0007b84e"/>
    </style:style>
    <style:style style:name="T3" style:family="text">
      <style:text-properties fo:font-weight="bold" officeooo:rsid="0007b84e" style:font-weight-asian="bold" style:font-weight-complex="bold"/>
    </style:style>
    <style:style style:name="T4" style:family="text">
      <style:text-properties fo:font-weight="normal" officeooo:rsid="0007b84e" style:font-weight-asian="normal" style:font-weight-complex="normal"/>
    </style:style>
    <style:style style:name="T5" style:family="text">
      <style:text-properties fo:color="#ff0000" style:text-underline-style="solid" style:text-underline-width="auto" style:text-underline-color="font-color" fo:font-weight="bold" officeooo:rsid="0007b84e" style:font-weight-asian="bold" style:font-weight-complex="bold"/>
    </style:style>
    <style:style style:name="T6" style:family="text">
      <style:text-properties officeooo:rsid="00090140"/>
    </style:style>
    <style:style style:name="T7" style:family="text">
      <style:text-properties officeooo:rsid="0009bb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pécifications Techniques</text:p>
      <text:p text:style-name="P3"/>
      <text:p text:style-name="P3"/>
      <text:p text:style-name="P3">Ce programme permet de :</text:p>
      <text:p text:style-name="P3"/>
      <text:p text:style-name="P4">- <text:span text:style-name="T5">Additionner</text:span></text:p>
      <text:p text:style-name="P4"/>
      <text:p text:style-name="P4">Effectuer l'addition de deux matrices creuses grâce à la fonction addition qui prend en paramètre la matrice a sommé avec la matrice invoquant la méthode.</text:p>
      <text:p text:style-name="P4"/>
      <text:p text:style-name="P4">- <text:span text:style-name="T5">Multiplier</text:span></text:p>
      <text:p text:style-name="P4"/>
      <text:p text:style-name="P4">Effectuer une multiplication entre deux matrices creuses grâce à la fonction multiplication <text:s/>qui prend en paramètre une matrice et la matrice invoquant la méthode , pour se faire la matrice A doit avoir le même nombre de ligne que de colonne de la matrice B.<text:line-break/></text:p>
      <text:p text:style-name="P4">- <text:span text:style-name="T5">Transposer</text:span></text:p>
      <text:p text:style-name="P4"/>
      <text:p text:style-name="P4">Effectuer la transposée d'une matrice creuse grâce à la fonction transposition qui ne prend aucun paramètre. L'objectif de cette méthode est de <text:span text:style-name="T1">faire une inversion des lignes et des colonnes d'une matrice. </text:span><text:line-break/></text:p>
      <text:p text:style-name="P4">- <text:span text:style-name="T5">Ajout de valeur</text:span></text:p>
      <text:p text:style-name="P4"/>
      <text:p text:style-name="P4">Effectuer l'ajout d'une valeur dans la matrice creuse ( grâce à la modélisation <text:span text:style-name="T7">LCV</text:span>**)<text:line-break/></text:p>
      <text:p text:style-name="P4">- <text:span text:style-name="T5">Sauvegarder et Charger</text:span></text:p>
      <text:p text:style-name="P4"/>
      <text:p text:style-name="P4">Effectuer une sauvegarde et le chargement d'une matrice creuse sauvegardée à partir d'un fichier texte.<text:line-break/></text:p>
      <text:p text:style-name="P4">- <text:span text:style-name="T5">Afficher</text:span></text:p>
      <text:p text:style-name="P4"/>
      <text:p text:style-name="P4">Effectuer l'affichage d'une matrice creuse (sans argument).<text:line-break/></text:p>
      <text:p text:style-name="P6"><text:span text:style-name="T6">En terme de visuel graphique l</text:span>e <text:span text:style-name="T6">programme</text:span> sera proposé sous la forme d'application en terminale ( en ligne de commande ) <text:s/>o<text:span text:style-name="T6">ù</text:span> l'utilisateur pourra rentrer les instructions comme il le souhaite, <text:span text:style-name="T7">afin de réaliser les opérations qu'il souhaite</text:span>.<text:line-break/><text:line-break/>** La notation LCV (Ligne Colonne Valeur) permet d<text:span text:style-name="T2">e </text:span>ranger une matrice creuse dans une liste cha<text:span text:style-name="T2">î</text:span>nées <text:span text:style-name="T4">en ne prenant pas en compte les 0</text:span><text:span text:style-name="T3"> <text:s/></text:span>présent<text:span text:style-name="T2">s</text:span> dans la matrice mais en ne gardant que les valeurs présentes <text:span text:style-name="T2">( différente de zéro )</text:span> en les stockant de <text:span text:style-name="T2">manière</text:span> <text:span text:style-name="T2">à</text:span> les repérer <text:span text:style-name="T2">grâce</text:span> <text:span text:style-name="T2">à</text:span> leur <text:span text:style-name="T2">numéro</text:span> de ligne <text:span text:style-name="T2">et de </text:span>colonne et la valeur de cette case.<text:line-break/><text:span text:style-name="T2">Cette méthode</text:span> permet <text:span text:style-name="T2">notamment</text:span> un gain de temps exceptionnel quant au traitement des tâches/opérations à effectuer sur ces matrices creuses <text:span text:style-name="T2">et également elle permet une grande économie de mémoire utilisée. </text:span></text:p>
      <text:p text:style-name="P7"/>
      <text:p text:style-name="P6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able_20_Contents"><text:bookmark text:name="LC1"/>Langage de programmation principale C++<text:bookmark text:name="LC2"/></text:p>
          </table:table-cell>
        </table:table-row>
        <table:table-row>
          <table:table-cell table:style-name="Tableau1.A1" office:value-type="string">
            <text:p text:style-name="Table_20_Contents">//Création des méthodes pour les opérations matricielles<text:bookmark text:name="LC3"/></text:p>
          </table:table-cell>
        </table:table-row>
        <table:table-row>
          <table:table-cell table:style-name="Tableau1.A1" office:value-type="string">
            <text:p text:style-name="Table_20_Contents">//Création des méthodes pour les opérations entrées / sorties <text:bookmark text:name="LC4"/></text:p>
          </table:table-cell>
        </table:table-row>
        <table:table-row>
          <table:table-cell table:style-name="Tableau1.A1" office:value-type="string">
            <text:p text:style-name="Table_20_Contents">//Création de la librairie<text:bookmark text:name="LC5"/></text:p>
          </table:table-cell>
        </table:table-row>
        <table:table-row>
          <table:table-cell table:style-name="Tableau1.A1" office:value-type="string">
            <text:p text:style-name="Table_20_Contents">//Mise en place de la lecture de fichier<text:bookmark text:name="LC6"/></text:p>
          </table:table-cell>
        </table:table-row>
        <table:table-row>
          <table:table-cell table:style-name="Tableau1.A1" office:value-type="string">
            <text:p text:style-name="Table_20_Contents">//Mise en place de l'application en ligne de commande<text:bookmark text:name="LC7"/></text:p>
          </table:table-cell>
        </table:table-row>
        <table:table-row>
          <table:table-cell table:style-name="Tableau1.A1" office:value-type="string">
            <text:p text:style-name="Table_20_Contents">//Mise en place d'un planning</text:p>
          </table:table-cell>
        </table:table-row>
      </table:table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Table_20_Contents"><text:bookmark text:name="LC8"/>Ajout d'autre langage de programmation ( Python/Java/mescouilles... )</text:p>
          </table:table-cell>
        </table:table-row>
      </table:table>
      <text:p text:style-name="P6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7b84e" officeooo:paragraph-rsid="0007b84e"/>
    </style:style>
    <style:style style:name="MP2" style:family="paragraph" style:parent-style-name="Footer">
      <style:paragraph-properties fo:text-align="end" style:justify-single-word="false"/>
      <style:text-properties officeooo:rsid="0007b84e" officeooo:paragraph-rsid="0007b84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JET GÉNIE LOGICIEL</text:p>
      </style:header>
      <style:footer>
        <text:p text:style-name="MP2">Page :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09:26:01.976000000</meta:creation-date>
    <meta:generator>LibreOffice/5.0.5.2$Windows_x86 LibreOffice_project/55b006a02d247b5f7215fc6ea0fde844b30035b3</meta:generator>
    <dc:date>2016-05-19T10:17:27.446000000</dc:date>
    <meta:editing-duration>PT49M29S</meta:editing-duration>
    <meta:editing-cycles>5</meta:editing-cycles>
    <meta:document-statistic meta:table-count="2" meta:image-count="0" meta:object-count="0" meta:page-count="2" meta:paragraph-count="26" meta:word-count="355" meta:character-count="2204" meta:non-whitespace-character-count="1861"/>
  </office:meta>
</office:document-meta>
</file>